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00" fo:letter-spacing="normal"/>
    </style:style>
    <style:style style:name="T1" style:family="text">
      <style:text-properties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4621692727 - Reporte del teléfono 4621692727 Directorio prefijos y números internacionales Llamadas baratas al extranjero Cual es mi IP Datos Telefónicos Directorio de prefijos &amp;amp; búsqueda de números teléfonicos desconocidos ¿Quién me esta llamando? p.e. 6672809200, 662991273, 955310256 Denuncias y comentarios del teléfono 4621692727 # Teléfono Llamadas baratas a Mexico Localización de este teléfono: Mexico En esta página encontrarás información relacionada al número de teléfono 4621692727 . El número 4621692727 ha sido marcado, reportado y/o denunciado por otros usuarios como molesto, sospechoso o fraudulento. Antes de recibir alguna llamada de este número te aconsejamos que lea atentamente las denuncias de esta página sobre este número, también puede usted dejar un comentario sobre este número para que otros usuarios puedan saber del mismo. Información del teléfono 4621692727 - Fecha que fue reportado por primera vez: 06 ABR 2017, 12:22 am. - Promedio general de consultas: &amp;lt;10 (Menor a 10) - Evaluación sobre este número: No Peligroso / No Sospechoso - Este número fue consultado un total de 2 veces ¿Cuál es el prefijo telefónico para llamar a Mexico? - Este número fué reportado desde la IP: 189.187.xxx.xxx + (462) 169-2727 Denunciar teléfono 4621692727 ¿Qué valoración le darías? Coméntanos algo sobre este número Su nombre ¿De dónde es Ud.? Tipo de LLamada (No Especificado) Llamada perdida Telemarketing Recobro Suplantacion de identidad Encuesta Texto SMS Presunta Estafa Presuntas amenazas Llamada de broma Llamada Sospechosa Llamada Automatizada Recordatorio automatico ¡Muchas gracias por su denuncia! ¿Cómo llamar a Mexico desde el extranjero? - Marcar el prefijo de salida internacional, el más habitual es 00 pero si llamas desde Estados Unidos o Canadá es 011 - Marca el prefijo del pais, marque el 52 - Marca el prefijo de ciudad/provincia para Mexico - Marca el teléfono al que quieres llamar en Mexico Para conocer el prefijo de ciudad/provincia/región de Mexico , consulte el Listado de Prefijos para Mexico Prefijos de todos los países del mundo A B C D E F G H I J K L M N O P Q R S T U V W X Y Z Protección de datos Condiciones de uso Aviso legal + ¿Alguien le está llamado desde un número desconocido y no está seguro si contestar la llamada es una buena idea? Busque el número y descubre quién pueda ser la persona que le llama. © 2015 - 2017 DatosTelefonicos.com - Todos los derechos reservado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4:31:15.081069113</meta:creation-date>
    <dc:date>2017-11-09T14:31:39.882867366</dc:date>
    <meta:editing-duration>PT25S</meta:editing-duration>
    <meta:editing-cycles>1</meta:editing-cycles>
    <meta:document-statistic meta:table-count="0" meta:image-count="0" meta:object-count="0" meta:page-count="1" meta:paragraph-count="1" meta:word-count="397" meta:character-count="2444" meta:non-whitespace-character-count="2046"/>
    <meta:generator>LibreOffice/5.1.6.2$Linux_X86_64 LibreOffice_project/10m0$Build-2</meta:generator>
  </office:meta>
</office:document-meta>
</file>